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8.75mm"/>
    </style:style>
    <style:style style:name="co2" style:family="table-column">
      <style:table-column-properties fo:break-before="auto" style:column-width="149.07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115.52mm"/>
    </style:style>
    <style:style style:name="co5" style:family="table-column">
      <style:table-column-properties fo:break-before="auto" style:column-width="157.53mm"/>
    </style:style>
    <style:style style:name="co6" style:family="table-column">
      <style:table-column-properties fo:break-before="auto" style:column-width="80.1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6.93mm"/>
    </style:style>
    <style:style style:name="ro1" style:family="table-row">
      <style:table-row-properties style:row-height="8.2mm" fo:break-before="auto" style:use-optimal-row-height="false"/>
    </style:style>
    <style:style style:name="ro2" style:family="table-row">
      <style:table-row-properties style:row-height="6.23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6.31mm" fo:break-before="auto" style:use-optimal-row-height="true"/>
    </style:style>
    <style:style style:name="ro5" style:family="table-row">
      <style:table-row-properties style:row-height="4.78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TAB_5f_Foglio1">
      <style:table-properties table:display="true" style:writing-mode="lr-tb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Tahoma" fo:font-size="14pt" fo:language="none" fo:country="none" fo:font-style="normal" fo:text-shadow="none" style:text-underline-style="none" fo:font-weight="normal" style:font-name-asian="Tahoma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/>
    </style:style>
    <style:style style:name="ce8" style:family="table-cell" style:parent-style-name="Default" style:data-style-name="N37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4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oglio1" table:style-name="ta1" table:print-ranges="Foglio1.A1:Foglio1.D104847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row table:style-name="ro1">
          <table:table-cell table:style-name="ce1" office:value-type="string" calcext:value-type="string">
            <text:p>ABISATI ALBER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764529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BM SISTEMI (COMPU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10177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DRIA FRUT</text:p>
          </table:table-cell>
          <table:table-cell table:style-name="ce1" office:value-type="string" calcext:value-type="string">
            <text:p>MERCATO VERO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18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GANDI MASSIMO</text:p>
          </table:table-cell>
          <table:table-cell table:style-name="ce1" office:value-type="string" calcext:value-type="string">
            <text:p>CETRIOLI ZUCCHINE FAGIOLINI ETC...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58298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GE CONTROL – BANCA DATI (X VARIAZI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6-39894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GE CONTROL – DOTT.CONT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5477732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GE CONTROL – RO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6-3989423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GENZIA IMMOBILIARE GRIMALDI (ISOLA D/SCALA)</text:p>
          </table:table-cell>
          <table:table-cell table:style-name="ce1" office:value-type="string" calcext:value-type="string">
            <text:p>LORENZO PADOVANI (PER CASA FOGGIN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68069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755353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GENZIA TRANS MERCURIO (NAPOL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81-518773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955076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835331</text:p>
          </table:table-cell>
          <table:table-cell table:style-name="ce1" table:number-columns-repeated="2"/>
          <table:table-cell table:style-name="ce16" table:number-columns-repeated="5"/>
          <table:table-cell table:style-name="ce1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21-4500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5-95833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95838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GRIVERDE (RICAMBI TRATTORI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26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LBERTO CANOVA (EX UNIFACTOR ORA GENERALI 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91190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LD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392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SALERNO X FINOCCH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1767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UFF.BARBARA O DOMENIC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6014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LFONSO PEPE (NAP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9166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LITRANSPORT</text:p>
          </table:table-cell>
          <table:table-cell table:style-name="ce1" office:value-type="string" calcext:value-type="string">
            <text:p>AG.TRASP.ARCHIMED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5-5777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412360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8533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11-34938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A 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1949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4937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4937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office:value-type="string" calcext:value-type="string">
            <text:p>AMBROSI (CASALEONE)</text:p>
          </table:table-cell>
          <table:table-cell office:value-type="string" calcext:value-type="string">
            <text:p>padre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8-32003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BROSI (CASALEONE)</text:p>
          </table:table-cell>
          <table:table-cell office:value-type="string" calcext:value-type="string">
            <text:p>figli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28981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42-3326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42-33267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48530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BROSI N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318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2333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571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61933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BRUOSI MARZIANO E VISCARD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735-7250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724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7109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227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DRIOLO GINO</text:p>
          </table:table-cell>
          <table:table-cell table:style-name="ce1" office:value-type="string" calcext:value-type="string">
            <text:p>PER CETRIOL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6640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GELUCCI SANDRO (natura crea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26769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GELUCCI SANDRO (natura cre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89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863823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75159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02950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GIANLUCA (LO ZI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508501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5741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NAPA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97799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TOLINI TRASPORTI E SPEDIZIONI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7014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TONACCI VINCENZO (APRICE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48604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BIZANI MAU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214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BIZANI MAU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1-72224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CHIMEDE (DI GIUSEPPE GIULIANO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6790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CHIMEDE (DI GIUSEPPE GIULI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931-7222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CHIMEDE (DI GIUSEPPE GIULI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31-7223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7322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7384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7303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ENA FRUTT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1257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PAV</text:p>
          </table:table-cell>
          <table:table-cell table:style-name="ce1" office:value-type="string" calcext:value-type="string">
            <text:p>SIG.PEGORARO (PER ANALISI TERREN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463659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TEC PROGETTI</text:p>
          </table:table-cell>
          <table:table-cell table:style-name="ce1" office:value-type="string" calcext:value-type="string">
            <text:p>GARIS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704656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RTEC PROG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10120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UTO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 – FAX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2-5501760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990134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SPARAGO D'ORO (COOP.ARCORE)</text:p>
          </table:table-cell>
          <table:table-cell table:style-name="ce1" office:value-type="string" calcext:value-type="string">
            <text:p>PIERO (PER RADICCHIO VERON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6355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32-9615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96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LLULARE REPERIBILE SIG.RIGOLD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543154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6011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31611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339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SSO INFORMATICA (ALFONSO TECNICO PC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2045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SSO INFORMATICA (ALFON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5129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6234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8233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6234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TR (AGENZIA TRASPORTI RIUNI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83-5655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3-5657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TRI (NOG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87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RORA COOP.MELONI PACHINO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78843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RORA COOP.MELONI PACH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31-59438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BOVOLON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002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CENTER</text:p>
          </table:table-cell>
          <table:table-cell table:style-name="ce1" office:value-type="string" calcext:value-type="string">
            <text:p>RENATO BELL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4530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CEN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65881 / 2 / 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9399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93990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9-3846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9-3845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GIANELLI (BAR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82125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7471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60017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2136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REANI D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818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SCARABELLO ANDRIA</text:p>
          </table:table-cell>
          <table:table-cell table:style-name="ce1" office:value-type="string" calcext:value-type="string">
            <text:p>(PER FARETR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3-5665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SIG.MONACEL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38297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AVEZZ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SORGE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9-3846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ZETA DI ZANDA</text:p>
          </table:table-cell>
          <table:table-cell table:style-name="ce1" office:value-type="string" calcext:value-type="string">
            <text:p>CENTRO REVISIO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8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ESAN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53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.TO MICHELE CAMP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0047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SANSEG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70904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.TO STUDIO SANSEGOLO PUSCEDDU &amp; ASSOCIATI (CUCCH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5-04003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.TO STUDIO SANSEGOLO PUSCEDDU &amp; ASSOCIATI (CUCCH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04003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segreteria.civile@lpn3.it" xlink:type="simple">segreteria.civile@lpn3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FRANCESCO SANSEGOLO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avv.sansegolo@lpn3.it" xlink:type="simple">avv.sansegolo@lpn3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ELENA PUSCEDDU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avv.pusceddu@lpn3.it" xlink:type="simple">avv.pusceddu@lpn3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GIOVANNA BIANCHI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avv.bianchi@lpn3.it" xlink:type="simple">avv.bianchi@lpn3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OCATO SANDRIN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8005223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VVOCATO SANDR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91047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688218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92731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STUDIO ISO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3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UFICIO VERO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0031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06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2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L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4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SARTOR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2117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SARTOR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9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SARTOR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01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3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ALESSANDRO AMBROSO (CAPOAREA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773393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DIRETTORE: EDOARDO DELL'O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8106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PERINI GIUSEPP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2760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PERINI GIUSEPP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032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PERINI GIUSEPPE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GIUSEPPE.PERINI@POPVI.IT" xlink:type="simple">GIUSEPPE.PERINI@POPV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1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10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SELLA</text:p>
          </table:table-cell>
          <table:table-cell table:style-name="ce1" office:value-type="string" calcext:value-type="string">
            <text:p>DIRETTORE MARCO MALGHER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9825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FERRARINI FAUS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10853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 FAX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15-24331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012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LEGNAG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001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73837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AGENTE: ANDREA CESARACCI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44212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ANCALI USATI</text:p>
          </table:table-cell>
          <table:table-cell table:style-name="ce1" office:value-type="string" calcext:value-type="string">
            <text:p>SOLO PALLET – BERGA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1-88042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3488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606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RATELLA (PRIMO MATTINO) (STEFANO)</text:p>
          </table:table-cell>
          <table:table-cell table:style-name="Default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RATELLA (PRIMO MATTINO) (STEF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411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RBIERI NASTRI TRASPORTATORI</text:p>
          </table:table-cell>
          <table:table-cell table:style-name="ce1" office:value-type="string" calcext:value-type="string">
            <text:p>RAPPRESENTANTE COMMERCIA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1604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5108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5108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568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6587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SSO (ANTONIO) (SEMINA 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5869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91700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 MOGLIE LAUR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91701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FIGLIO FRANCES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92678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62248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SERRA – 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64166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AZZA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ZZA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4978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77099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VENDITORE OSCAR NAZZ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1897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32-60309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MAGDA PER PAGAMENTI</text:p>
          </table:table-cell>
          <table:table-cell table:style-name="ce1" office:value-type="string" calcext:value-type="string">
            <text:p>MAIL</text:p>
          </table:table-cell>
          <table:table-cell table:style-name="ce10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5215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60289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LINI (AUTOCEN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6588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ELLINI MASSIMO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5242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LI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7659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LINI ORTO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342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ATTI LEILA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27648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ATTI LEI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172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AZZI</text:p>
          </table:table-cell>
          <table:table-cell table:style-name="ce1" office:value-type="string" calcext:value-type="string">
            <text:p>NIPOTE AL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2765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AZZ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33-7191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22561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2162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5-6075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1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FATT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04597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BENINCASA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32960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6-63179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6-63370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ERSANI LUCA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7863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RSANI MARCO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36541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RTO GIULIO</text:p>
          </table:table-cell>
          <table:table-cell table:style-name="ce1" office:value-type="string" calcext:value-type="string">
            <text:p>(DATO SETTEMBRE 2012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23488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VERE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08854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VERE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8295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VERE GUID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0-8062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VERE GUI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4432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7-81593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91884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6410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8699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18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ANCHI ELV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94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ANCOFIORE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42849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RAPP.TE LUCA RAU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1567031 (1)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9-52707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CB@COOPBILANCIAI.IT" xlink:type="simple">CB@COOPBILANCIA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DIRETTO (ULTIMO VALIDO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9-8936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GIACO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5263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LUCIA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66482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4303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25381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863-727909</text:p>
          </table:table-cell>
          <table:table-cell table:style-name="ce1"/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GIACOM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7937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LUCIA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7929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ROBER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7908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7212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HIMICA SIRAC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32-9916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9-46481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FIGLIO EMANU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54285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089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10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391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GABRIELE</text:p>
          </table:table-cell>
          <table:table-cell table:style-name="ce1" office:value-type="string" calcext:value-type="string">
            <text:p>AUTISTA GIUSEPP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50006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844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0016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LO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1339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MIRK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71431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TARCI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828938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XIO CLAUDIO</text:p>
          </table:table-cell>
          <table:table-cell table:style-name="ce1" office:value-type="string" calcext:value-type="string">
            <text:p>PER CONFEZIONI NATALIZI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6140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CAMIKAZ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56123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GIOV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471519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BARCAR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30583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TTIA (FIGLIO BAGGIA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53446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TITOLARE CARLO CHIAMARE PER VIAGG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1116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61-9661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61-9615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61-9602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 CHIAMRE PER VIAGG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61-95033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ARIN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51173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95960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1-55431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caenazzo.bocca@yahoo.it" xlink:type="simple">caenazzo.bocca@yaho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DIN GIUSEPPE</text:p>
          </table:table-cell>
          <table:table-cell table:style-name="ce1" office:value-type="string" calcext:value-type="string">
            <text:p>LUI ACQUISTA MOTORI CELLE USA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9452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2027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6120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GIANNINA (MAD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8176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NICOLA (FIGLI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4382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5515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2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IARD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02316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BONIARDI FRANCESCO</text:p>
          </table:table-cell>
          <table:table-cell table:style-name="ce1" office:value-type="string" calcext:value-type="string">
            <text:p>SECONDO NUMERO (DATO IL 23/12/14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58000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GIAMBATTIS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85184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4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office:value-type="string" calcext:value-type="string">
            <text:p>BONINSEGNA MARC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59711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ERM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5868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2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RELL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2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RELL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0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4369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1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RIN (SPAZZATRICE 6400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65505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OSCOLO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310192</text:p>
          </table:table-cell>
          <table:table-cell table:style-name="ce1"/>
          <table:table-cell table:style-name="ce1" office:value-type="string" calcext:value-type="string">
            <text:p>SPAZZATRIC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BOTTONI (SCOPE BLU USO ALIMENT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7021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A FRUTTA – VERONA</text:p>
          </table:table-cell>
          <table:table-cell table:style-name="ce1" office:value-type="string" calcext:value-type="string">
            <text:p>PAOLO PER ORD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676200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A FRUTTA –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268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AGANTINI (VR)</text:p>
          </table:table-cell>
          <table:table-cell table:style-name="ce1" office:value-type="string" calcext:value-type="string">
            <text:p>PER CELLE FRIGORIFER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025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5006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78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ESSANONE PRODUTTORE</text:p>
          </table:table-cell>
          <table:table-cell table:style-name="ce1" office:value-type="string" calcext:value-type="string">
            <text:p>INS. RAD. PDZ LUGLIO -&gt; OTTOB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1-968655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71306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3740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RIGATI (AZ.AGR.LE VERDURE)</text:p>
          </table:table-cell>
          <table:table-cell office:value-type="string" calcext:value-type="string">
            <text:p>FRANCESCO – PADRE (PARL.CON LUI PER PAGAMENTI)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9-892343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RIGATI (AZ.AGR.LE VERDURE)</text:p>
          </table:table-cell>
          <table:table-cell table:style-name="ce1" office:value-type="string" calcext:value-type="string">
            <text:p>GIORGIO – FIGL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4-77170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OGATTO (WIT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0755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M DEBOR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334653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ARMAND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3107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3107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ORNEL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3107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3107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ELMIN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73303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0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E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32391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IANFRAN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48690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IMM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9562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IO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83062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6632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028958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8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TIZ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845904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BRUNELLI AGENZIA PRATICHE AUTOVEIC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85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O ELIO</text:p>
          </table:table-cell>
          <table:table-cell table:style-name="ce1" office:value-type="string" calcext:value-type="string">
            <text:p>FIGLIO CI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7470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O ELIO (POSTEGGIO VERONA)</text:p>
          </table:table-cell>
          <table:table-cell table:style-name="ce1" office:value-type="string" calcext:value-type="string">
            <text:p>PADRE EL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63848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6490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brunoelio.com" xlink:type="simple">info@brunoeli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61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LGARON GIAN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469400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LGARON GIANCARL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56201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AUTISTA DIEG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7231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LEONARD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23552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0508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4-7644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07509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48920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6752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SATO SRL</text:p>
          </table:table-cell>
          <table:table-cell table:style-name="ce1" office:value-type="string" calcext:value-type="string">
            <text:p>MANUEL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432642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USAT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2990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3677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BRONDOL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4905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CONCH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58452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.OR.MA SOC. COOP. A R.L.</text:p>
          </table:table-cell>
          <table:table-cell table:style-name="ce1" office:value-type="string" calcext:value-type="string">
            <text:p>CELLE FRIGO x DEPOSI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86-7573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CCHIARELLI</text:p>
          </table:table-cell>
          <table:table-cell table:style-name="ce1" office:value-type="string" calcext:value-type="string">
            <text:p>UFFICIO: FRANCESC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1-75744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CCHIARELLI (ORTICOLA MARCHIGIA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3-6765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SOCIO 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60483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CCHIARELLI E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69194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UFFICIO PER PAGAMENTI: MAR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1-98205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GNETTI (PER PEDANE LEG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132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ILOTTO SILV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86226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FAX PER RINNOVO ATP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6242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DIRETTO OFFICI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42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SILV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225064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81564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ALIARI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009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LIMERO ORTOFRUTTA (MERCATO PADOVA)</text:p>
          </table:table-cell>
          <table:table-cell table:style-name="ce1" office:value-type="string" calcext:value-type="string">
            <text:p>VENDITORE SIG.PERON ANTON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354383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8701931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119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2948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TITOLARE 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595370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PER CARTA POLITENATA O CELOFAN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19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SOLEFRUTTA – KAT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547016 (1)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MBISE TRASAC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9368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3109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31095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1-28611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1-28611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3311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0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NTARELLA GERM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6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ASSO (CABRINO 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21-45739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36140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391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3918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390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3274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RIOTTI FILIPP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0-7198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7027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7021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46430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83402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DIA (SARDEG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70-2822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0-2822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DUCCI LAURO (AZ.AGR.)</text:p>
          </table:table-cell>
          <table:table-cell table:style-name="ce1" office:value-type="string" calcext:value-type="string">
            <text:p>INSALATA MARCH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5275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LINI GIORGIO (VILLAFRANC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46285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LINI SALIZZO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0188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MELA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5615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ROZZIERE QUAGLIATO BENI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53347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CARTOPLASTICA</text:p>
          </table:table-cell>
          <table:table-cell table:style-name="ce1" office:value-type="string" calcext:value-type="string">
            <text:p>SILVESTRIN SANT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93-98708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2-6907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6907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4268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2027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5186388</text:p>
          </table:table-cell>
          <table:table-cell table:style-name="ce1"/>
          <table:table-cell table:style-name="ce1" office:value-type="string" calcext:value-type="string">
            <text:p>CARROZZIER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4268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1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CONE</text:p>
          </table:table-cell>
          <table:table-cell table:style-name="ce1" office:value-type="string" calcext:value-type="string">
            <text:p>RAGUSA – SICIL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779207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(<text:a xlink:href="mailto:DARIO.ANSELMI@INTESASANPAOLO.COM" xlink:type="simple">DARIO.ANSELMI@INTESASANPAOLO.COM</text:a>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1864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815367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2035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2873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MARCO.PACCHIANI@CRVENETO.IT" xlink:type="simple">MARCO.PACCHIANI@CRVENET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marco.pacchiani@crveneto.it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DIRET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873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873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IGNORA GIRARDI DIRET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8735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01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1088</text:p>
          </table:table-cell>
          <table:table-cell table:style-name="ce1" office:value-type="string" calcext:value-type="string">
            <text:p>BANCHE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23265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4442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TIGLIONI GIANFRANCO (COMPUTEK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992355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CASTIGLIONI GIANFRANCO (COMPUTEK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92322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5750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65923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AUCCHILI STEFANO</text:p>
          </table:table-cell>
          <table:table-cell table:style-name="ce1" office:value-type="string" calcext:value-type="string">
            <text:p>PRODUTTORE VILLA FONTA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543004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FEDERICO CHIAVEL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80099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4" office:value-type="string" calcext:value-type="string">
            <text:p>RESP.ACQ MAURO RUDELLO</text:p>
          </table:table-cell>
          <table:table-cell table:style-name="ce4" office:value-type="string" calcext:value-type="string">
            <text:p>CELL</text:p>
          </table:table-cell>
          <table:table-cell table:style-name="ce11" office:value-type="string" calcext:value-type="string">
            <text:p>360-4230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ROMEO LORE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4568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90702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4-4156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LOGISTICA MORENO ZIM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90705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907056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4-41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office:value-type="string" calcext:value-type="string">
            <text:p>CENTRO DEL PNEUMATICO COLTR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31-344709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08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NOGAR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87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8500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8514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61626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8020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FIORENZO LUCCH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61606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FIORENZO LUCCHI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IORENZO.LUCCHI@CEREABANCA1897.IT" xlink:type="simple">FIORENZO.LUCCHI@CEREABANCA1897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8020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22905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MASSIMO DE CARLI VENDITO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229051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09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S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09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ECCH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299717</text:p>
          </table:table-cell>
          <table:table-cell table:style-name="ce1"/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HELAB</text:p>
          </table:table-cell>
          <table:table-cell table:style-name="ce1" office:value-type="string" calcext:value-type="string">
            <text:p>DOTTOR NICCH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8111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3-7150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3-71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GERRY RAGIONIE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5672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9198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41025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office:value-type="string" calcext:value-type="string">
            <text:p>CHIARAVALLE ANGELO</text:p>
          </table:table-cell>
          <table:table-cell office:value-type="string" calcext:value-type="string">
            <text:p>MAGAZZINO (SIG.GERRY)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863-40108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4270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675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5007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17220741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9-7782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9-767069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IAVARELLA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02487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9244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71-5039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FABRIZIO GOV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39839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IESSE PAPER (CARTON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522-97683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22-976761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605710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496023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8414</text:p>
          </table:table-cell>
          <table:table-cell table:style-name="ce1"/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IRELLI MICHELE (ZUCCHE) BORGOFORTE (M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84220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IT CENTRO IMBALLAGGIO TECNIC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4-6362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LA</text:p>
          </table:table-cell>
          <table:table-cell table:style-name="ce1" office:value-type="string" calcext:value-type="string">
            <text:p>GUGLIELMO BAGG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3351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8165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LESSIDRA RISTOR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7370170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RIGA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998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SEVER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4894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.SVA (PER SED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6-3830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DANILO E GRAZ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4366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6584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9660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GEM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1-55433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GEM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5434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054636-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LOMB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85915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96509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LT.OR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8195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LT.OR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863-803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LT.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02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MINATO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41236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49653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451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MUNELLO GIULIO SPA</text:p>
          </table:table-cell>
          <table:table-cell table:style-name="ce1" office:value-type="string" calcext:value-type="string">
            <text:p>VICENZ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4555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4-582357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4-58235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6005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71702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CA DEL FUC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65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S. AGR. LOMBARDO VENETO TREVENZUOLO</text:p>
          </table:table-cell>
          <table:table-cell table:style-name="ce1" office:value-type="string" calcext:value-type="string">
            <text:p>GIAMPAOLO AVANZ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8088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8335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SORZIO PICCOLI FRUTTI</text:p>
          </table:table-cell>
          <table:table-cell table:style-name="ce1" office:value-type="string" calcext:value-type="string">
            <text:p>MAGAZZINIERE ANDRE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33717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TINI MILANO</text:p>
          </table:table-cell>
          <table:table-cell table:style-name="ce1" office:value-type="string" calcext:value-type="string">
            <text:p>LUCA AMBROSET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31847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ONTINI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518194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SALVATOR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68-71702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68-71702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ROBERTO PER BANCALI EU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4201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SERGIO (MASSALONG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3078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FACCHINI (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5015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15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IL MELONE (ERBE' BISS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0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LUSCIANESE (PER MELONI)</text:p>
          </table:table-cell>
          <table:table-cell table:style-name="ce1" office:value-type="string" calcext:value-type="string">
            <text:p>GIOVANNI GRIMALD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2122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LUSCIANESE (PER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50366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ORTICOLA DI CONTRADA BAGNI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217420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OOP.FACCHINI (VERONA)</text:p>
          </table:table-cell>
          <table:table-cell table:style-name="ce1" office:value-type="string" calcext:value-type="string">
            <text:p>PIATTAFORMA LOGISTICA – ANDRE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75317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8350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1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FUCINO SEMENTI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80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4189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OLGA (CONTABILITA'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20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6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78257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TITOLARE: ULDER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3709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ABITAZION ELI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2-4580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21-4568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21-4914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ROPOLI ANTONIO</text:p>
          </table:table-cell>
          <table:table-cell table:style-name="ce1" office:value-type="string" calcext:value-type="string">
            <text:p>ULTIMO 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35780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38106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8902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ROPOLI ANTON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882-5541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5530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SI TRASPORTI (TRASP.ESTER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15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81737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604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603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8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MASSIMO MARIOTTO (FIGLIO) (EX PECANA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36062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ANTONIO MARIOTTO (PADRE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60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TE VECIA AZIENDA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6363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51839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2995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MARCO (CHIAMARE LUI PER CARICHI IN MAGAZZIN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3697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23264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716219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1752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MART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36295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89686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VER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60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UCCHI ALFRE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648723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.TA. VISION SNC</text:p>
          </table:table-cell>
          <table:table-cell table:style-name="ce1" office:value-type="string" calcext:value-type="string">
            <text:p>REPERIBILE TON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1379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.TA. VISION SNC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45539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92531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99431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79539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9931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3939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9-6567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9-6567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0-6949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95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GIUL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1540229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154022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5-60901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237</text:p>
          </table:table-cell>
          <table:table-cell table:style-name="ce1" office:value-type="string" calcext:value-type="string">
            <text:p>POSEGGIO PADOVA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32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L BOSCO ORL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710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L BOSCO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1750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LL'OCA (ERBE')</text:p>
          </table:table-cell>
          <table:table-cell table:style-name="ce1" office:value-type="string" calcext:value-type="string">
            <text:p>BASILICO IN VASET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7689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N FRUTTA</text:p>
          </table:table-cell>
          <table:table-cell table:style-name="ce1" office:value-type="string" calcext:value-type="string">
            <text:p>POSTEGGIO PADOV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1832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441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I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096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19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RIO ALFON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632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GALIMBERTI FERDINAND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11511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THE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TUR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23-8631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VIDE OLIVET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6912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MELONI – ANTON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5733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UG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0643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UFFICIO XPAG:FRANCESCO XRICAVI:ROBERT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1-28612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ANDREA FIGL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9084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CARLO (ZIO O PAD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81214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71867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5522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IORIS MA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30741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3982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VINCENZ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4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CUZZI ROCCO (MAG. TORI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11-00147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CUZZI ROCCO (MAG. TORI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00147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RAIZZAZIONE 3D SERV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930697</text:p>
          </table:table-cell>
          <table:table-cell table:style-name="ce1" office:value-type="string" calcext:value-type="string">
            <text:p>DERATTIZZAZIONE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76369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62-5205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62-53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62-5205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 MARIA PIERLUIGI</text:p>
          </table:table-cell>
          <table:table-cell table:style-name="ce1" office:value-type="string" calcext:value-type="string">
            <text:p>NOTAIO NOGAR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5111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6179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8379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 NATURA FELIC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6425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6465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 ROCC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351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11742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120213006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77514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SCONZ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8731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ORO LINO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62639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PRIMA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5230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SECONDA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105894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O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2344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RIVING COMPETITION</text:p>
          </table:table-cell>
          <table:table-cell table:style-name="ce1" office:value-type="string" calcext:value-type="string">
            <text:p>(CICCION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944258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26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31267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LECTRONIC SERVICE ITALIA</text:p>
          </table:table-cell>
          <table:table-cell table:style-name="ce1" office:value-type="string" calcext:value-type="string">
            <text:p>PER STAMPANTE Z4M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014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LETTRAUTO LANZ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6011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ELETTRICISTA (GHIRIGATO DORI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4213879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ELETTRICISTA (GHIRIGATO DORIANO)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262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AUTO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9556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9-603398</text:p>
          </table:table-cell>
          <table:table-cell table:style-name="ce1"/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9-6119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NEL DI LEGNAG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0194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NEL VERONA</text:p>
          </table:table-cell>
          <table:table-cell table:style-name="ce1" office:value-type="string" calcext:value-type="string">
            <text:p>SIG.PARISATO ALESSAND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95382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NEL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7119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RRANI (AGEN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5-9003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61373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ROME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3346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69117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6912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APO SIG.PETE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910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ETTO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24345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LORENZ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10597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D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903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GIO-GIORD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903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MAGAZZINO (X MELONI ELEN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24100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35428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CARGO (EX CARVIPER?) -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12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71772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2-26949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ECNICO SIG.ADR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05310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OLARE ZIL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2939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. FABRIZIO E BRIGNA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97471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VERDE (MERCATO VERONA)</text:p>
          </table:table-cell>
          <table:table-cell table:style-name="ce1" office:value-type="string" calcext:value-type="string">
            <text:p>VENDITORE LUC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836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VERGREEN (AVEZZANO)</text:p>
          </table:table-cell>
          <table:table-cell table:style-name="ce1" office:value-type="string" calcext:value-type="string">
            <text:p>ATTILIO TITO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90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VERGREEN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678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FIGLI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6819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PAD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5749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9-5735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9-55808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office:value-type="string" calcext:value-type="string">
            <text:p>F.LLI BISCO SNC (X ZUCCHE)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12068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26-9938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26-4329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CORRAD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26607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33181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9776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IERE GIAMPIET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969499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841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CENTRALIN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98306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RICEVIMENTO MERCE LOGISTICA ORDIN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9841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VERO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61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brunosrl.net" xlink:type="simple">info@brunosrl.ne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RO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42-4280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9408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NDREA (VENDITO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94028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ROBERTO (VENDITO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03259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5-4126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5-4155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5-42218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5-42225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6490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1-3315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1-3302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HINI DONATO (BS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SARTOR ANDREA PER ORD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39218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HINI E C. S.S. (BRESC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RESP.QUALIT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FACCHININATURA.IT" xlink:type="simple">INFO@FACCHININATUR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HINI E C. S.S. (BRESC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26405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INI GIAN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540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INI 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1454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INI 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540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IOLI V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1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GIONI (PEDANE LEGNO USAT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06903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FALAVIGNA ARDUINO (MONTAL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102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36306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6317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OGLI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73682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FAX CAS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85-78315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ZION VIA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08354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84467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ERRARA MARIO</text:p>
          </table:table-cell>
          <table:table-cell table:style-name="ce1" office:value-type="string" calcext:value-type="string">
            <text:p>METAPON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78491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ERRARI E FRANCESCHETTI</text:p>
          </table:table-cell>
          <table:table-cell table:style-name="ce1" office:value-type="string" calcext:value-type="string">
            <text:p>SEDANO E SOTTACET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400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ERRARI LUIGI DOTTOR</text:p>
          </table:table-cell>
          <table:table-cell table:style-name="ce1" office:value-type="string" calcext:value-type="string">
            <text:p>PER FAGIOLI BORLOTTI TACCOLE ETC...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19953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ERRARI LUIGI DOTT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402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682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3515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7934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LESSANDRA (FIGLIA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69322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FABIO (PAD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58470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24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LIPPINI ROBERTO – VIGA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520878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MEZ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25471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ORINO NATAL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5370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ORINO NATAL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5500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TO</text:p>
          </table:table-cell>
          <table:table-cell table:style-name="ce1" office:value-type="string" calcext:value-type="string">
            <text:p>ZAFFARA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3971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769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769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CARMINE – MURATO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1926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77-24695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844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 (SIG.BERTONCIN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4110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81288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zusi@4company.it" xlink:type="simple">zusi@4company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 (4) MY SELECTION UG</text:p>
          </table:table-cell>
          <table:table-cell table:style-name="ce1" office:value-type="string" calcext:value-type="string">
            <text:p>SIG. PHILIP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7-71531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04504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5-24667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FORMAGLIO ORTOF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42-920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MIGAR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18258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842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842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UTISTA MA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6020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PAOLO (ORGANIZZA AUTIST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667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754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7237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DAM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842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842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 GIUSEPPE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376-7140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ABITAZIONE GIUSEPP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7209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7654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SCHIMATTEO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38967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5109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894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ACCA (PER TRATTORE)=&gt; VEDI SOFFIAT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ACCARO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519581</text:p>
          </table:table-cell>
          <table:table-cell table:style-name="ce1" office:value-type="string" calcext:value-type="string">
            <text:p>MURATORE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FRANCESCHETTI </text:p>
          </table:table-cell>
          <table:table-cell table:style-name="ce1" office:value-type="string" calcext:value-type="string">
            <text:p>MACCACARI - RAD.CHIOGG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606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4933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8537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IGENTI GIOVANNI (NAPOLI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9556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IGO TRANS 2000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9-956220</text:p>
          </table:table-cell>
          <table:table-cell table:style-name="ce1" office:value-type="string" calcext:value-type="string">
            <text:p>TRASPORTI AVEZZAN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36704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TECNICO DI TURNO NEI FESTIV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3670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IGOVENET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42-6590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UFFICIO X INTERVENT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5903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FRIULCOM GIACOMO RONZA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0-4354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IULCOM GIACOMO RONZA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32-612281</text:p>
          </table:table-cell>
          <table:table-cell table:style-name="ce1"/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FRIULCOM GIACOMO RONZA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52050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41514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NICOLETTA DONATEL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18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IT SERVICE DI FERRI GIAMPIETRO</text:p>
          </table:table-cell>
          <table:table-cell table:style-name="ce1" office:value-type="string" calcext:value-type="string">
            <text:p>LUBR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8649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IT SERVICE DI FERRI GIAMPIETR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83545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TT EXPORT</text:p>
          </table:table-cell>
          <table:table-cell table:style-name="ce1" office:value-type="string" calcext:value-type="string">
            <text:p>MERCATO VERONA – GI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72592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TTEXPOR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1-2861456</text:p>
          </table:table-cell>
          <table:table-cell table:style-name="ce1" office:value-type="string" calcext:value-type="string">
            <text:p>POSTEGGIO BOLOGNA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FRUTTITAL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2728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TTITAL (POSTEGGIO ROMA)</text:p>
          </table:table-cell>
          <table:table-cell table:style-name="ce1" office:value-type="string" calcext:value-type="string">
            <text:p>ANGELO ROCCHI (VENDITO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2727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TTITAL (POSTEGGIO ROM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6-412942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TTITAL BOLOGNA</text:p>
          </table:table-cell>
          <table:table-cell table:style-name="ce1" office:value-type="string" calcext:value-type="string">
            <text:p>PAOLO BONAZZ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27275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TTITAL MILANO</text:p>
          </table:table-cell>
          <table:table-cell table:style-name="ce1" office:value-type="string" calcext:value-type="string">
            <text:p>MAURIZIO CASTELNOV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2722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5647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VEX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536-9680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36-96825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MAGALLI (ANTON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0626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1-9470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1-9471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6612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4229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GIAMMA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2574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65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RIANI RODOLF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097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ETANO CARU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0-6546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L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685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76448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87021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LEAZZO PAOLO S.R.L. (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30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LLETT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7020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MBARETTO MASSIMO (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309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MBIRASIO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02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3177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285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RDEN FRUTTA SRL (RENZ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020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ROFOLO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2197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ROFOLO GIORG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326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75867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2" office:value-type="string" calcext:value-type="string">
            <text:p>0734-6400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TT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8682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TTI PAOLO (CIPOLLIN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6660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MIRK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0150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VALTE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4952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CCHEL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41228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4109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ADOLFO GEM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6872917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GEMMO (CARROZZER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42-538709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3871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GENERALI ASSICURAZIONI BOVOLONE</text:p>
          </table:table-cell>
          <table:table-cell table:style-name="ce1" office:value-type="string" calcext:value-type="string">
            <text:p>MICCOL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0117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85381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5511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6414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937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413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OMETRA FERDINANDO FOGG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94281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RARDO (TREVISO 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3034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RARDO DE VITO (SCAF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85095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RGATI TERE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32-2837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RMANIA – CLIENTE RADICCHIO: DAVID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4917377771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RMANIA – REBHORN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049-(0)89767011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RMANIA – SULSER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049-(0)897782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RMANIA – VEDI TRI FRUTTA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HILARDI (POSTEGGIO BERGAMO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82297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HILARDI (POSTEGGIO BERGAM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2994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HIRIGATO ROBERTO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0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HIRLANDA ANTONIO (IMBALLAGGIO)</text:p>
          </table:table-cell>
          <table:table-cell table:style-name="ce1" office:value-type="string" calcext:value-type="string">
            <text:p>MENEGHELLO PER CARICO CASS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306053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GHIRLANDA ANTONIO (IMBALLAGGIO)</text:p>
          </table:table-cell>
          <table:table-cell table:style-name="ce5" office:value-type="string" calcext:value-type="string">
            <text:p>COOP.S.MASSIMO UFFICIO IMPIEGATA MENEGHELL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90132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GHIRLANDA ANTONIO (IMBALLA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2195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GHIROTTO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05743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HIROTTO SERG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673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COBB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90264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6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8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COBBE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755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COVELLI (B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0-93111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MMARCO (PRIMIZIE DI OR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674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NELLO FAB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07270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NELLO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03174</text:p>
          </table:table-cell>
          <table:table-cell table:style-name="ce1" office:value-type="string" calcext:value-type="string">
            <text:p>ACQUIST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GIANEL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60325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NELLO CARLO (FRATELLO DI GABRIE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701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NNI 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77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77395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850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2-50957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LIOLI ANGELO</text:p>
          </table:table-cell>
          <table:table-cell table:style-name="ce1" office:value-type="string" calcext:value-type="string">
            <text:p>FIGLIA: VEDI AGRI Più</text:p>
          </table:table-cell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83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02562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0" office:value-type="string" calcext:value-type="string">
            <text:p><text:a xlink:href="mailto:AGRIPIU.STUDIO@GMAIL.COM" xlink:type="simple">AGRIPIU.STUDIO@GMAIL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NEL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32578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PU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76-6615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UP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617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612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OIA DEI MAR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0578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33164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9437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OTTO FRUIT S.R.L. (FIRENZE) (CON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5-43930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OTTO FRUIT S.R.L. (FIRENZE) (CONAD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5-4306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OBBETTI (PER FUNGH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5848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OZZI SIMO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3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ASSI FRANCESCO (MERCE LAVOR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894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VEDI TOSATTO</text:p>
          </table:table-cell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OSS MARKET (VERO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8250186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GROSS MARKET (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50235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GRUPPO MAURO SAVOIA</text:p>
          </table:table-cell>
          <table:table-cell table:style-name="ce1" office:value-type="string" calcext:value-type="string">
            <text:p>RACCOLTA LEG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8002315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0611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14400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4600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 – PAO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1440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VERONA – GIORGIO X CONTAB.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69190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ARNIERI TENDE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53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5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76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8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ERRA (MELONI VILIMPEN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175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9906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474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FILIPP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25800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25-818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32-9975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32-8011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CAVOLO CAPUCCIO (CASTAGNAR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56182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LIZZI SALVATORE (FERRA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6721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LIZZI SALVATORE (FERRAR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532-7504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LIZZI SALVATORE (FERRAR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32-7504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HORTUS NOVUS COMMERCIUM SRL</text:p>
          </table:table-cell>
          <table:table-cell table:style-name="ce1" office:value-type="string" calcext:value-type="string">
            <text:p>SIG.CAPATO MATTE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8945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5-60007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19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SIG.MORE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8430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(IND.IN FATTURA... NON USARE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733-8651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HORTUS TRADE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733-2844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HYPO ALPE ADRIA BANK</text:p>
          </table:table-cell>
          <table:table-cell table:style-name="ce1" office:value-type="string" calcext:value-type="string">
            <text:p>MAURIZIO FERRARI PER LEASING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4309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53248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0079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254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FUC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5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9141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258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CA S.N.C.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9-21603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939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939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COPLASTIC (VANGELIS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62222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ABIOLA RISMENI (PER SIST FT E CASSE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5384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EDERICA PEDRON PER ORDINI BLOCCAT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5384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PER ORD.IMBALL. SIG.RA MANUELA // WALTER TRIPOD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01288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ORDINI IMBALLAGGIO (TRIPODI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85384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MAIL</text:p>
          </table:table-cell>
          <table:table-cell table:style-name="ce10" office:value-type="string" calcext:value-type="string">
            <text:p><text:a xlink:href="mailto:GIORGIO.BETELLA@IFCO.DE" xlink:type="simple">GIORGIO.BETELLA@IFCO.DE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PROB.PORTALE VIRGINIA 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53840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L BETTOLINO SCARL</text:p>
          </table:table-cell>
          <table:table-cell table:style-name="ce1" office:value-type="string" calcext:value-type="string">
            <text:p>SIG.DICARRA GIANLUCA RESP.ACQUIS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05060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LMAPAK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102044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IMBALL NORD</text:p>
          </table:table-cell>
          <table:table-cell table:style-name="ce1" office:value-type="string" calcext:value-type="string">
            <text:p>AGENTE DAMIA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9233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IMBALL NOR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980085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0383862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0496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IMPIANTO DI ALLARME-&gt; VEDI VSD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470269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INDIANO (PER CAMPI GIMM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58883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R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71569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SOLA BLU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3022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SOLA BLU</text:p>
          </table:table-cell>
          <table:table-cell table:style-name="ce1" office:value-type="string" calcext:value-type="string">
            <text:p>ACI ISOLA DELLA SCA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85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TALIA BELT</text:p>
          </table:table-cell>
          <table:table-cell table:style-name="ce1" office:value-type="string" calcext:value-type="string">
            <text:p>UFFICIO (SIG.LUC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5738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TALPRODUTTIVA</text:p>
          </table:table-cell>
          <table:table-cell table:style-name="ce1" office:value-type="string" calcext:value-type="string">
            <text:p>ANTONIO O LORE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34910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VECO/BRENNERO (CAMION)</text:p>
          </table:table-cell>
          <table:table-cell table:style-name="ce1" office:value-type="string" calcext:value-type="string">
            <text:p>RAPPRESENTANTE GUERRA CLAUD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9351304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JCOPLASTIC – BATTIPAGLIA</text:p>
          </table:table-cell>
          <table:table-cell table:style-name="ce4" office:value-type="string" calcext:value-type="string">
            <text:p>VENDITORE – SIG.AVOSSA RAFFAELE</text:p>
          </table:table-cell>
          <table:table-cell table:style-name="ce4" office:value-type="string" calcext:value-type="string">
            <text:p>CELL</text:p>
          </table:table-cell>
          <table:table-cell table:style-name="ce11" office:value-type="string" calcext:value-type="string">
            <text:p>335-48251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JCOPLASTIC – BATTIPAGLIA</text:p>
          </table:table-cell>
          <table:table-cell table:style-name="ce1" office:value-type="string" calcext:value-type="string">
            <text:p>VENDITORE – SIG.TARALLO ANTON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8598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3921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3921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JOSEPH (DEL TRENTINO)</text:p>
          </table:table-cell>
          <table:table-cell table:style-name="ce1" office:value-type="string" calcext:value-type="string">
            <text:p>A COLTIVA ANCHE A TREVENZU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93-169510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69109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6213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romano13@hotmail.it" xlink:type="simple">romano13@hot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ECONOMICA PAGLIARE SCARL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ECONOMICA PAGLIARE SCARL (MARCHE)</text:p>
          </table:table-cell>
          <table:table-cell table:number-columns-repeated="2"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AGRIECONOMICA1@LIBERO.IT" xlink:type="simple">AGRIECONOMICA1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5-80415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45375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457000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CELL. PAD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48189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3450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SIL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2624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TREVIS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4334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ORTOLANO (VOLANTI – RIMINI)</text:p>
          </table:table-cell>
          <table:table-cell table:style-name="ce1" office:value-type="string" calcext:value-type="string">
            <text:p>MASSIMO VOLAN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78297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L'ORTOLANO (VOLANTI –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1-73410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TITOLARE SIG.ANGE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1636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5-845827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UFFIC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5-849453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LUNICASRL@LUNICA.IT" xlink:type="simple">LUNICASRL@LUNI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5-84553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5-845537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CASTAGNARESE SOC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4517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920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869967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DAMIANO (FIGLI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44517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PAOLO (PAD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86996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0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1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524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SALV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93693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AGRONOMO BERALDI SIM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9-7792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UFFICIO (PER PAG.SIN.RA SILVI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982603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POLIGNANESE</text:p>
          </table:table-cell>
          <table:table-cell table:style-name="ce1" office:value-type="string" calcext:value-type="string">
            <text:p>LISCO ANTON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5360008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LA ROCCA SOC.COOP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9-7634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SCINTIL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2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SORGENTE (POSTEGGIO MILANO)</text:p>
          </table:table-cell>
          <table:table-cell table:style-name="ce1" office:value-type="string" calcext:value-type="string">
            <text:p>LUIGI (EX VENDITORE CONTIN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59059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TORRE (AUTOTRASP. PER FABBRI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1-3411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01131903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1862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1967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1971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NZA BRU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744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NZA BRUNO</text:p>
          </table:table-cell>
          <table:table-cell table:style-name="ce1" office:value-type="string" calcext:value-type="string">
            <text:p>DEPOSI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80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RBI BADOU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2217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VAGNI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44847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FEDER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2462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MAR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063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SEDE TRIESTE PER PAG.SIG.CINZ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0-3036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ZZARINI FRANCO E C.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6017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204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NARD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800343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SIG.SARTORETTI GIORD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2140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9001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5105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<text:a xlink:href="mailto:LEONCINI@PSVSRL.COM" xlink:type="simple">LEONCINI@PSVSRL.COM</text:a>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102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400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8363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5710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5460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CE</text:p>
          </table:table-cell>
          <table:table-cell table:style-name="ce1" office:value-type="string" calcext:value-type="string">
            <text:p>ANDREA CEOLET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66907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3489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ARIO ALB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09120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137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4124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 ESTE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6455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3305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29031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 FAX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93736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50502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5528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 IACONO TRASPORTI</text:p>
          </table:table-cell>
          <table:table-cell table:style-name="ce1" office:value-type="string" calcext:value-type="string">
            <text:p>TITO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48451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LO IACON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67612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BATTISTI L.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1621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DOTT.STEL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8233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FFREDO STELL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1-286170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1-28616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NGA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51831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NGO PATRIZ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87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5-81932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loraluca.srl@legalmail.it" xlink:type="simple">loraluca.srl@legal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lucalora@libero.it" xlink:type="simple">lucalora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CCI GREGORIO</text:p>
          </table:table-cell>
          <table:table-cell table:style-name="ce1" office:value-type="string" calcext:value-type="string">
            <text:p>MACEROLA MARCEL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5-26662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7425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10012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1-9559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63-239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73090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8930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SENTI MARCO</text:p>
          </table:table-cell>
          <table:table-cell table:style-name="ce1" office:value-type="string" calcext:value-type="string">
            <text:p>SUO COMMERCIALISTA FRANCES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5312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SENT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4821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229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8055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SIA COOP.ORTOL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NERE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6165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OMA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7211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5581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503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R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288224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GLIAR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0-232604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.PA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3475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03507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3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POTEGGIO PARM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21-99279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GGI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GNANI DANILO E EGIDIO OSTI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6-436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08239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41-93260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1-93200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LAGNIN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441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LAMAN COSTAN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4787763</text:p>
          </table:table-cell>
          <table:table-cell table:style-name="ce1" office:value-type="string" calcext:value-type="string">
            <text:p>VENDITA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60331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9442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LINI S.A.S. DI MALINI MARIO</text:p>
          </table:table-cell>
          <table:table-cell table:style-name="ce1" office:value-type="string" calcext:value-type="string">
            <text:p>SOTTACETI VILLAFONTA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850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9017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AGRICOLA.MANFRIN@ALICE.IT" xlink:type="simple">AGRICOLA.MANFRIN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TOAN BRUNO TRASPORTI CHIOGGIA (EX NARCIS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4930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TOAN BRUNO TRASPORTI CHIOGGIA (EX NARC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495093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TOVANELLI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202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TOVANELL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620174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NTOVANELLI PIER GIORGIO</text:p>
          </table:table-cell>
          <table:table-cell table:style-name="ce1" office:value-type="string" calcext:value-type="string">
            <text:p>SALIZZOLE VALMORSELZ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027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TOVANI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02093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TOVANI GIUL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0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ANESI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0-88180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CANTONI F.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721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CHIELLA 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5905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CON ROMEO</text:p>
          </table:table-cell>
          <table:table-cell table:style-name="ce1" office:value-type="string" calcext:value-type="string">
            <text:p>PER ROSSO VR A ROVEREDO DE GUA'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05747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CONCINI (COMPRA VERO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0684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CONCINI MAR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6658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CONCINI MAR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201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2611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6410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IELLA (SORELLA GIUSEPP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4255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INO ALBERGO RIST.BUTTAPIET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600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IOTTI CLAUDIO (DETTO MAG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01033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COMPRATORE MARCO FERRAR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94407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IONE FAX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3002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FERRARI CAS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8012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MAGAZZINO SCARIC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9796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. → MAGAZZ.ALESSIO</text:p>
          </table:table-cell>
          <table:table-cell table:style-name="ce1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9793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8894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7570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28-87121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87110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677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350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20835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XI FRUTT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76096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9-7720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9-7737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CCANICO TRATTORE (BORA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10897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GO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4960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3-5642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3-5641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92227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3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LOTTO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08140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TALLI (RACCOLTA METALLI) IV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2608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CHELETTI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202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7001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MASSIMO PERUS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7106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RICCARDO RENZI (RESP.PIATT. VR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6-63453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62305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833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834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515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2867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LANI E FRAGOR GROUP SPA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867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867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NCHIELLO POMPE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946259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2683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73-7722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OLA QUINTO (ASC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6300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OSO GIOV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897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OZZI ANGIOLINO (SCAVATOR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720455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RANDOLA CRISTI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1808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RANDOLA IDO E GABRIELE</text:p>
          </table:table-cell>
          <table:table-cell table:style-name="ce1" office:value-type="string" calcext:value-type="string">
            <text:p>PRODUTTORI BONFERA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69001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IRANDOLA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281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6385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31-2701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NEW FRUIT (MERCATO VERONA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4929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8607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73315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75315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MIRELLA RESP.ACQUIS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1611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35-4112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GIUSEPPE PICA SOST.MIREL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35-591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35-5905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90669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3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LINARI DAN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2146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33891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514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NTRESOR (SOMMACAMPAG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153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ND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33286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ND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681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1882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753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NDO (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0063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NDO (MARCO)</text:p>
          </table:table-cell>
          <table:table-cell table:style-name="ce1" office:value-type="string" calcext:value-type="string">
            <text:p>PRONTISSIMA 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04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91646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290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ELATO GIOV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2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33283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84287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ANGELA PER PAGAMEN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0836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GIANLUC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93-939913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75-8312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5-7802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OSATO SABRI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33145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550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550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UNAR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156989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POLI (ALESSANDRO DALL'OR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61073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CRISTIAN PER CONSEGNE E NUMERI AUTIS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1-185558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ZONA FOGG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1-18665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POLI TRAN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9-9562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POLI TRAN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184246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RICHIEDERE FATTURE MONICA/LOREDA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9-9562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TURA (LA NATU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1-49509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TURA E' (FABEN)</text:p>
          </table:table-cell>
          <table:table-cell table:style-name="ce1" office:value-type="string" calcext:value-type="string">
            <text:p>PER PAGAMENTI SIG.SILVA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51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TURA NOSTRA (ALFON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9651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TURA.COM</text:p>
          </table:table-cell>
          <table:table-cell table:style-name="ce1" office:value-type="string" calcext:value-type="string">
            <text:p>RESPONSABILE CARICO/SCARICO EMANUEL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83545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TURA.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83545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23267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6439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7203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92736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0-65190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MERCATO (PER PAGAMENTI MANIL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0-5000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MANILA PER PAGAMEN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812365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OMINATIVO</text:p>
          </table:table-cell>
          <table:table-cell table:style-name="ce1" office:value-type="string" calcext:value-type="string">
            <text:p>ABITAZ. / UFFICIO</text:p>
          </table:table-cell>
          <table:table-cell table:style-name="ce1" office:value-type="string" calcext:value-type="string">
            <text:p>TIPO</text:p>
          </table:table-cell>
          <table:table-cell table:style-name="ce9" office:value-type="string" calcext:value-type="string">
            <text:p>N° TELEFONICO</text:p>
          </table:table-cell>
          <table:table-cell table:style-name="ce1" office:value-type="string" calcext:value-type="string">
            <text:p>ANNOTAZIONI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5"/>
          <table:table-cell table:style-name="ce16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08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4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307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MARCO PERES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308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32-6125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annafrutta.it" xlink:type="simple">info@annafrutt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5741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UOVO CAM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348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OIGNATANO PUGLI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41718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2338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33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7391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730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LAND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8350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ZANON MAURIZIO TITO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4445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MERCATO VICENZ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4-5645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789488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O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4031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017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5510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1-28618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1-286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ICOLA MARCHIGIANA=&gt; VEDI CACCHIARELL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DEI PANDA → VEDI BENETTI LUIG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</text:p>
          </table:table-cell>
          <table:table-cell table:style-name="ce1" office:value-type="string" calcext:value-type="string">
            <text:p>CRISTIANO DETRATTI X NUOVO MAG.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79743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66462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GIANFRAN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7550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9359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93557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 office:value-type="string" calcext:value-type="string">
            <text:p>TITOLARE CAMIL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746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4122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41228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6045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3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STE.MI – BASSANI (LUSIA) [ANCHE RADICCHIANDO]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2034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STE.MI – BASSANI (LUSIA) [ANCHE RADICCHIANDO]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25-6075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STE.MI – BASSANI (LUSIA) [ANCHE RADICCHIANDO]</text:p>
          </table:table-cell>
          <table:table-cell table:style-name="ce1" office:value-type="string" calcext:value-type="string">
            <text:p>BASSANI DICE DI PARLARE QUI PER I PAGAMENT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19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</text:p>
          </table:table-cell>
          <table:table-cell table:style-name="ce1" office:value-type="string" calcext:value-type="string">
            <text:p>ANGELO NICCOLI RESP.CASSE SAN PAOLOD'ARGON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42524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46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2101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DIRET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035-42524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2725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42524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(ASSIST.ACQUISTI) (M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16519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952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PESCHIERA BORROMEO (MILANO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16519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4252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9528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8259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67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PIERLUIG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034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224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5-958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5-45986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ORTOFRUTTACASTELLO.COM" xlink:type="simple">INFO@ORTOFRUTTACASTELL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9587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CESIL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47963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TELEFONO E FAX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89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414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ORENA X ORDINI MELO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953522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ILLO PERRONE PER ORD.INS RICCIA/SCAROLA /PDZ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9323613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ILLO PERRONE PER ORD.INS RICCIA/SCAROLA /PDZ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lillo.perrone@ortofin.it" xlink:type="simple">lillo.perrone@ortof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88655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5-4161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RUTTICOLA BASSO ADIGE</text:p>
          </table:table-cell>
          <table:table-cell table:style-name="ce1" office:value-type="string" calcext:value-type="string">
            <text:p>TIZI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970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ARNALD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5158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515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GREEN DI GASTALD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1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LANI E TREVENZU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MA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7018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BAGG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516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MERCATO (SEVEN SP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61-241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PADOVA SAS</text:p>
          </table:table-cell>
          <table:table-cell table:style-name="ce1" office:value-type="string" calcext:value-type="string">
            <text:p>PAOLO CAMPANA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662237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8705767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547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ORTOPIU' (GIUS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9594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8770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8770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5-4018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9301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GIANPIET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68397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VENDITORE: NAZA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629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29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VEG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73-7397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VEG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3-7399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767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3-62616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9576152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957615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71-8200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1-812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LERMO STEFANIA AZ.AGRIC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687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LMA</text:p>
          </table:table-cell>
          <table:table-cell table:style-name="ce1" office:value-type="string" calcext:value-type="string">
            <text:p>NUNZ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51459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L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00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8741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64-9336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1976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2900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495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495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ASMAGHI-CAMPANALE FABI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2-488401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ASMAGHI-CAMPANALE FAB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488409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BERTOLO UFF.ZIGAR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457064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PER IMBALLAGGIO)</text:p>
          </table:table-cell>
          <table:table-cell table:style-name="ce1" office:value-type="string" calcext:value-type="string">
            <text:p>PARLARE CON DAVID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457121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UFF. AMMINISTRATIVO)</text:p>
          </table:table-cell>
          <table:table-cell table:style-name="ce1" office:value-type="string" calcext:value-type="string">
            <text:p>PARLARE CON BUFFOL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495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UFF. CONTABILITA'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1-5495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UFF. CONTABILITA')</text:p>
          </table:table-cell>
          <table:table-cell table:style-name="ce1" office:value-type="string" calcext:value-type="string">
            <text:p>PARLARE CON ELISABETTA (FT.NOLEGG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495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13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4113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4119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496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ZIGARNI RESP. GENERA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4452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74271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CES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8671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0846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5466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80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RCO DELGARGANO</text:p>
          </table:table-cell>
          <table:table-cell table:style-name="ce1" office:value-type="string" calcext:value-type="string">
            <text:p>RAGIONIERE GIOVAN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4756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30257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1023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ETTO GAET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7073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IN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85598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O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646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OTTO EST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88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SALONGO (BANCALI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28430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TA GIOIOSA (RODIGO MN)</text:p>
          </table:table-cell>
          <table:table-cell table:style-name="ce1" office:value-type="string" calcext:value-type="string">
            <text:p>STORTI SERG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507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203402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22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4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RIOTTO 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773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SINI FRAN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0551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69840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AMMINISTRATIV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346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COMMERCIAL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84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DEVARA</text:p>
          </table:table-cell>
          <table:table-cell table:style-name="ce1" office:value-type="string" calcext:value-type="string">
            <text:p>AS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67183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DEVA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719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RBELLINI ANDREINA</text:p>
          </table:table-cell>
          <table:table-cell table:style-name="ce1" office:value-type="string" calcext:value-type="string">
            <text:p>PER INS. I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840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RBELLINI TRANQUI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13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RINELLI RU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8431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PERINI S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90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ROTELLI CARROZZERIA (CAR.VI.PE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5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8073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RUSI (POSTEGGI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06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0947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SARES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1-7200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TTENE STEFANO</text:p>
          </table:table-cell>
          <table:table-cell table:style-name="ce1" office:value-type="string" calcext:value-type="string">
            <text:p>PER RINGHIERA – FABB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3735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ZZO ADR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9254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87771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642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96449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ECO_SICURA@ALICE.IT" xlink:type="simple">ECO_SICURA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93127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(FRATELLO)</text:p>
          </table:table-cell>
          <table:table-cell table:style-name="ce1" office:value-type="string" calcext:value-type="string">
            <text:p>CELL</text:p>
          </table:table-cell>
          <table:table-cell table:style-name="ce14" office:value-type="string" calcext:value-type="string">
            <text:p>335-8457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4575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UFFICIO - ??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97186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OVANI EUGENIO E FIGL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30-99714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97186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TTONI (POSTEGGIO VICENZA)</text:p>
          </table:table-cell>
          <table:table-cell table:style-name="ce1" office:value-type="string" calcext:value-type="string">
            <text:p>PER RICAVI MELONI STEF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61815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ZZIGHELLA LERIS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5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PAD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483241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3750230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50295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022438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376-398845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1102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IZZOLINI (ASOLA INSALA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6563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5364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-247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GGI ANGELO (ASCOLI SCAROL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4306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9326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9328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225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3762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19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3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LI VITTORI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MAURIZIO PER PAGAMEN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4359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PARABOSH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1092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DAX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23-592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23-5923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NTINA 2000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73-6640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RRINI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8196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5193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8187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RRINI STEL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818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93-923998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73002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PRANDINI PNEUMATICI</text:p>
          </table:table-cell>
          <table:table-cell table:style-name="ce1" office:value-type="string" calcext:value-type="string">
            <text:p>MOZZECANE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9301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RANDINI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93009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12600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MOGLIE ENZ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49053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ROMAPRIM (FRANCIA PER INSALATA)</text:p>
          </table:table-cell>
          <table:table-cell table:style-name="ce1" office:value-type="string" calcext:value-type="string">
            <text:p>GIAMARCO (PREFISSO PER FISSI 0033 E SI TOGLIE UNO “0”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09547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RONTISSIMA 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629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400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112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7210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5-8126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5-42403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8101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45238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QUAGLIA (AZIENDA AGRICOL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66484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QUAGLIA (AZIENDA AGRIC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63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QUAGLIA (DISTRIBUTORE NOGARA AGIP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10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QUIKER S.R.L.</text:p>
          </table:table-cell>
          <table:table-cell table:style-name="ce1" office:value-type="string" calcext:value-type="string">
            <text:p>TOR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9723396 (-7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&amp;C LAB SRL</text:p>
          </table:table-cell>
          <table:table-cell table:style-name="ce1" office:value-type="string" calcext:value-type="string">
            <text:p>GIOVANNI ANNUNZIATA RESP.VERO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9537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4-34904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4-34904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513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513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2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EAM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96941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ECUPERO IMB.USATO (SUP.MARTINELLI)</text:p>
          </table:table-cell>
          <table:table-cell table:style-name="ce1" office:value-type="string" calcext:value-type="string">
            <text:p>SIMONINI MA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026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ENATO LUSA</text:p>
          </table:table-cell>
          <table:table-cell table:style-name="ce1" office:value-type="string" calcext:value-type="string">
            <text:p>GIONATA CORZ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68915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5-878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45-834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105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8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H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600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O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614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ONI FERDI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3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ONI MARIO (CARROZZIE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38585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ONI MAURO (FAGN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39810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ONI ROBERTO</text:p>
          </table:table-cell>
          <table:table-cell table:style-name="ce1" office:value-type="string" calcext:value-type="string">
            <text:p>INS. GENTILE INS. LATTUG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61593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85481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1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64654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003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CARMIN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64949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245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0711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NIPOTE: LUC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5326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4906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DEL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490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BIS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21-7771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CCO TRASPORTI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23284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28-63117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LOGISTICA@ROCCOTRASPORTI.IT" xlink:type="simple">LOGISTICA@ROCCOTRASPORT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6311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24219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84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6658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NZAT GIACOMO S.P.A. (PORDEN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34-8574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NZAT GIACOMO S.P.A. (PORDENONE)</text:p>
          </table:table-cell>
          <table:table-cell table:style-name="ce1" office:value-type="string" calcext:value-type="string">
            <text:p>TOMAT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4-85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SA (MONSELICE CASTELFRAN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809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SSIGNOL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89420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FIGLIO FILIPP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305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3055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69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449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UFFATO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1790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31-2756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31-2753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4488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UIN LUC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4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" office:value-type="string" calcext:value-type="string">
            <text:p>S.ANNA (CHIOGGIA)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86774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5024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25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VAG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017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CRISTI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670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GIOSEPP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543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6840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666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8895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933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2742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9-95411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IN DINO (FAGN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3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 office:value-type="string" calcext:value-type="string">
            <text:p>ONOFRIO FIGLIO DI ANGE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20489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0-6755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4413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30-5414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91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92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994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TI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480091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SATIN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53968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0655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FLAV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0655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ANDOLA ANTONELLO (BUTTAPI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21181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ANOLA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316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5135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9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APPINI UGO E F.LLI</text:p>
          </table:table-cell>
          <table:table-cell table:style-name="ce1" office:value-type="string" calcext:value-type="string">
            <text:p>VIA CAMAGR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scarabellosnc@tiscalinet.it" xlink:type="simple">scarabellosnc@tiscalinet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HIAVO RE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61447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IPIONI DANIELE</text:p>
          </table:table-cell>
          <table:table-cell table:style-name="ce1" office:value-type="string" calcext:value-type="string">
            <text:p>PRODUZIONE BIOLOGIC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46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OLARI FABIO (BONFERRA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414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EGALA ELEONORA</text:p>
          </table:table-cell>
          <table:table-cell table:number-columns-repeated="2" table:style-name="ce1" office:value-type="string" calcext:value-type="string">
            <text:p>CELL</text:p>
          </table:table-cell>
          <table:table-cell table:style-name="ce9" office:value-type="string" calcext:value-type="string">
            <text:p>340-406989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SEGALA ELEONORA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917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SEGALA ROM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2274216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SELECTA S.R.L.(AGENZIA)</text:p>
          </table:table-cell>
          <table:table-cell table:style-name="ce1" office:value-type="string" calcext:value-type="string">
            <text:p>RINNER ANTON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3-622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279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017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FIGLIO JIMM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2-14261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PADRE DOR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42185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4116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2-24104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CONTABILITA'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935066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AGAZZINO BELLINGERI ROBER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24411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LE S.R.L. (TREV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2306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4272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LVANA (POST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8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NGH</text:p>
          </table:table-cell>
          <table:table-cell table:style-name="ce1" office:value-type="string" calcext:value-type="string">
            <text:p>INDIANI NOGAR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1409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97330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 – FIGLIO SINGH RANVINDE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33515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NGH MAAN (DASH MESH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8-19993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NGH RANVIR (CONOSCE GIANELLO) (LALLY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77903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23582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133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PAZZAG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546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547-6726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7-6745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7-674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LEFRUTTA (PIERO EX-MORAND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5470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LIM ALIMENTARI</text:p>
          </table:table-cell>
          <table:table-cell table:style-name="ce1" office:value-type="string" calcext:value-type="string">
            <text:p>FINO ANTON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4349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MBROSINI</text:p>
          </table:table-cell>
          <table:table-cell table:style-name="ce1" office:value-type="string" calcext:value-type="string">
            <text:p>CELL</text:p>
          </table:table-cell>
          <table:table-cell table:style-name="ce14" office:value-type="string" calcext:value-type="string">
            <text:p>338-73733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GIORGIO – PER ORARI SCARICO E RITARDI VETTO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6-66776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RENZ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0588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0-9933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0-99333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ONTANA – CONTROLLO QUALITA' – INVIO DDT GIORNALIER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0-70148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RICEVIMENTO MERCI</text:p>
          </table:table-cell>
          <table:table-cell table:style-name="ce1" office:value-type="string" calcext:value-type="string">
            <text:p>FAX</text:p>
          </table:table-cell>
          <table:table-cell table:style-name="ce14" office:value-type="string" calcext:value-type="string">
            <text:p>030-9933393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NVIO DDT GIORNALIERI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DP320112@SMA.IT" xlink:type="simple">DP320112@SM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FATTURA NON PAGATE DISABBINATA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RICHIEDERE LORO FT SCONTI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 FERRAR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6132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ALL CENTER ROZZANO PER PAG. LUN-&gt;VEN 13.30-&gt;17.00</text:p>
          </table:table-cell>
          <table:table-cell table:style-name="ce1" office:value-type="string" calcext:value-type="string">
            <text:p>TEL</text:p>
          </table:table-cell>
          <table:table-cell table:style-name="ce14" office:value-type="string" calcext:value-type="string">
            <text:p>02-57584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4" office:value-type="string" calcext:value-type="string">
            <text:p>02-575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 E RIC.MERCI – FONTA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7014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URRO' – ORDINI ORTOFRUTTA</text:p>
          </table:table-cell>
          <table:table-cell table:style-name="ce1" office:value-type="string" calcext:value-type="string">
            <text:p>TEL</text:p>
          </table:table-cell>
          <table:table-cell table:style-name="ce14" office:value-type="string" calcext:value-type="string">
            <text:p>030-70148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VA VIMERCATI</text:p>
          </table:table-cell>
          <table:table-cell table:style-name="ce1" office:value-type="string" calcext:value-type="string">
            <text:p>TEL</text:p>
          </table:table-cell>
          <table:table-cell table:style-name="ce14" office:value-type="string" calcext:value-type="string">
            <text:p>02-575833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ORTINERIA</text:p>
          </table:table-cell>
          <table:table-cell table:style-name="ce1" office:value-type="string" calcext:value-type="string">
            <text:p>TEL</text:p>
          </table:table-cell>
          <table:table-cell table:style-name="ce14" office:value-type="string" calcext:value-type="string">
            <text:p>030-99333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X CASSE IFC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7014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FRACCA DAVID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41238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0101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OFFICINA (FRACC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60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79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2805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LDINI NELL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131-8545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31-854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01852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21614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PAGNA</text:p>
          </table:table-cell>
          <table:table-cell table:style-name="ce1" office:value-type="string" calcext:value-type="string">
            <text:p>ANTONIO MAREND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9-504640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PEDIZIONIERE AVESANI D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44615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(LAVORA PER RENATO EXPORT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08205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PER DOCUMENTI DOGANA EXPORT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08205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SPINELL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0-4934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9716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 CORRAD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9716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TEGANO LUCIANO (PRODUT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8036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TERZI GIORGIO (VALE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9650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3651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3608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UPER GI BI (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51888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UPERMERCATI GRISI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1510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UPERMERCATI GRISI SRL</text:p>
          </table:table-cell>
          <table:table-cell table:style-name="ce1" office:value-type="string" calcext:value-type="string">
            <text:p>SIG.VALENT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65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18 (POSTEGGIO TORINO)</text:p>
          </table:table-cell>
          <table:table-cell table:style-name="ce1" office:value-type="string" calcext:value-type="string">
            <text:p>SIGN.FABAR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49373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ARGA (AZ.AGR.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2297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LAVO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2050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PERSONA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625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POST.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4564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6-500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6-304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CNOCASA (ISOLA DELLA SCALA)</text:p>
          </table:table-cell>
          <table:table-cell table:style-name="ce1" office:value-type="string" calcext:value-type="string">
            <text:p>TITOLARE TOMASETTO GIOV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9410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04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4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CNOFER (OSTI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86-8024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TECNICO CHE HA RISOLTO PROB.ADSL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2832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PER DISDETTA UTENZA TELEFONIC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803308187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ELECOM ITALIA – TECNICO</text:p>
          </table:table-cell>
          <table:table-cell table:style-name="ce1" office:value-type="string" calcext:value-type="string">
            <text:p>VENUTO 04/2011 PER PROB. ADSL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68401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LEFONITALIA</text:p>
          </table:table-cell>
          <table:table-cell table:style-name="ce1" office:value-type="string" calcext:value-type="string">
            <text:p>TECNICO MAURIZ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7648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LEFONITALI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82008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LEFON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85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MU BV HOLLAND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31725624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MU BV HOLLAN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317256731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0286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9251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 “UFFICIO”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80201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8008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503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730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546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28-600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6012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DEMET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33462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MOGLIE DEMETRIO PER PAG: MODES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9191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OBERTO (PER FATTU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5753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UB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218089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G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3675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ALFONSO MAROTTA (X IMBALLAGG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00530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28-3470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18180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 (ULTIMO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18186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SARA (COLLABORATRICE DEMETRI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7035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E EUGANEE SOC.COOP.A R.L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9-77808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 IFCO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COMMERCIALE@TERREEUGANEE.IT" xlink:type="simple">COMMERCIALE@TERREEUGANE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: STEFAN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9-7785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ON VITTORIO</text:p>
          </table:table-cell>
          <table:table-cell table:style-name="ce1" office:value-type="string" calcext:value-type="string">
            <text:p>PER LAVORAZIONE GREZZ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46410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0633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85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 SOREL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3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850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SINI </text:p>
          </table:table-cell>
          <table:table-cell table:style-name="ce1" office:value-type="string" calcext:value-type="string">
            <text:p>COMMERCIALISTA STUDIO BELLE'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2514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ST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33208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STONE GIUSEPPE</text:p>
          </table:table-cell>
          <table:table-cell table:style-name="ce1" office:value-type="string" calcext:value-type="string">
            <text:p>COMPARE DI LUCCI GREGO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4267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ZZA (BUTTAPIETRA) (VITANATURE PRODUCE)</text:p>
          </table:table-cell>
          <table:table-cell table:style-name="ce1" office:value-type="string" calcext:value-type="string">
            <text:p>RESP.ACQUISTI SIG. CAZADOR STEF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3962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ZZA (BUTTAPIETRA) (VITANATURE PRODUC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566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3314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GIAMPIET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3314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85503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5506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7-91357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 2014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4-74755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ATI SOC.COOP. (FOGGIA)</text:p>
          </table:table-cell>
          <table:table-cell table:style-name="ce1" office:value-type="string" calcext:value-type="string">
            <text:p>PIET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057755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82-4211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421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11139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6751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75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78137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7813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M (ALESSANDRO BARONI)</text:p>
          </table:table-cell>
          <table:table-cell table:style-name="ce1" office:value-type="string" calcext:value-type="string">
            <text:p>RAPPRESENTANT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2725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M PER GUAS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800846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FABRIZ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6661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8232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OZZO FRATE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6-3371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OZZO PIERINO GOBET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41144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OZZO PIERINO GOBET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1-4901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OZZO PIERINO GOBETTO</text:p>
          </table:table-cell>
          <table:table-cell table:style-name="ce1" office:value-type="string" calcext:value-type="string">
            <text:p>S.ANNA DI CHIOGIA VENEZ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490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91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4564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34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MEZZOLI (GEOM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3223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10843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7301089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 VERO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0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232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0-3070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0-3040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P FRUIT (POSTEGGIO PADOVA)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9114852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OP FRUIT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5407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ORRESANI ANDRE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004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005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10601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5115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9386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9386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93850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NICOLETTA (COMMERCIAL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19354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FRUI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7398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P PALLE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33134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146885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910422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67419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 “PERSONALE”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5074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SANDRO “RAGIONIERE”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5821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3259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5" office:value-type="string" calcext:value-type="string">
            <text:p>0425-6077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85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MAGNOLIA MATTE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015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SAN NICANDRO GARG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17505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DEVI (AQUILA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6510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DEVI (AQUI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7118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 office:value-type="string" calcext:value-type="string">
            <text:p>N° DATO DA PANDO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863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366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57563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MAR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7967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5-533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618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89902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ZANATTACARLO.IT" xlink:type="simple">INFO@ZANATTACARL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412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0049-176844938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049-8031807264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TRIFRUTTA.DE" xlink:type="simple">INFO@TRIFRUTTA.DE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049-17699935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9566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2899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OPICAL FRUIT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80228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OPICAL FRUI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2-55107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OPICAL FRUI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4611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?? 347-60426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0442-81516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ARTI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370193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OGLIE: ALESSANDRA PACHER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6620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14806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037787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93678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001596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01071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0019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AUGUS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4495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MATTE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20531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44-78531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4-785309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TECN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28218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REPERIBI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61851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4008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4008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ZZA MARIA ROSA (AZ.AGR.)</text:p>
          </table:table-cell>
          <table:table-cell table:style-name="ce1" office:value-type="string" calcext:value-type="string">
            <text:p>(VEDI MORATELLO ENRICO)</text:p>
          </table:table-cell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7185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91299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DAVID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116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ULIS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079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VENDITORE DE STEFANI ANTONEL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70800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87029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3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CELLULARE PERSONA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4959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7123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SVETLANA KONOBEEV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1573231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UNI CONSULTING SRL (BOL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73-49751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4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3-49750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4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<text:a xlink:href="http://WWW.UNI-CONSULTING.EU/" xlink:type="simple">WWW.UNI-CONSULTING.EU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OPERATORE ORTOFRUTTA FABIO FRANZO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26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PADOV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3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RESP.ACQUISTI ORTOF. SIG.GHELLER VITTOR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30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8560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69579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3307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49390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330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48714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85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181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UNICREDITO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MAIL</text:p>
          </table:table-cell>
          <table:table-cell table:style-name="ce10" office:value-type="string" calcext:value-type="string">
            <text:p><text:a xlink:href="mailto:DIEGO.BORTOLOTTO@UNICREDIT.EU" xlink:type="simple">DIEGO.BORTOLOTTO@UNICREDIT.EU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03496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3000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DIRETTO LUC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8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8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ONE AGRICOLTORI VERONA</text:p>
          </table:table-cell>
          <table:table-cell table:style-name="ce1" office:value-type="string" calcext:value-type="string">
            <text:p>FRANCESCA QUINTANINI X CONTRIBUT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8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30546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vsd-sistemi.com" xlink:type="simple">info@vsd-sistemi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3054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701427</text:p>
          </table:table-cell>
          <table:table-cell table:style-name="ce1" office:value-type="string" calcext:value-type="string">
            <text:p>AZ.AGR. MONTEPRANDONE (APRICENA)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7043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LENTI (CORRIDONIA DI MACERATA)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2474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2-55180342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1739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41-5925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LPE IMBALLAGGI (IMBALL. LEGNO)</text:p>
          </table:table-cell>
          <table:table-cell table:style-name="ce1" office:value-type="string" calcext:value-type="string">
            <text:p>VITTO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9691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796159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valpe.imballaggi@tin.it" xlink:type="simple">valpe.imballaggi@t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92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6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CHINI CARLE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6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319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85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RI LIV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86-8025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6972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22258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 office:value-type="string" calcext:value-type="string">
            <text:p>UFFICIO DIRET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275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22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CAPO AREA: GENNAR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883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LUIGINO ISEL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1-68334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9014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BEATRIC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013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4805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18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827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960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MATTIA (FIGLI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6007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SIG.RA TERESA (TITOLARE PER PAG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0405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979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068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ONA SUD SISTEMI</text:p>
          </table:table-cell>
          <table:table-cell table:style-name="ce1" office:value-type="string" calcext:value-type="string">
            <text:p>PER PROGRAMMI CONTABILITA'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955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LA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76903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BITAZIONE FRANCESCO FURFAR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609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AREGGIO FRUTTA DI VANNUCCI</text:p>
          </table:table-cell>
          <table:table-cell table:style-name="ce1" office:value-type="string" calcext:value-type="string">
            <text:p>MERCATO VIAREGG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84-3921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CENTINI ALESSAND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568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12427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SAN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08320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CENTINI SAN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1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CANTELE BATIS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93-31236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ZANDONA' CAR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84442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776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7517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824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IG.CARUS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5-00377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98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98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981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981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981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98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382-3428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VINCI GIOVANNI (PUGLIE)</text:p>
          </table:table-cell>
          <table:table-cell table:style-name="ce1" office:value-type="string" calcext:value-type="string">
            <text:p>AZIENDA BRINDISI E META' PON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8306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VIVIANI VALTE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5299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ELIA VICENTI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933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232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233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ZAFFA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8566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MBLERLA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5474921</text:p>
          </table:table-cell>
          <table:table-cell table:style-name="ce1" office:value-type="string" calcext:value-type="string">
            <text:p>MAGAZZINO A CASAZZA (LUI è DI OSTIGLIA) COMPRA LATTUG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UREL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507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2293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364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3635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637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MBOTTO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3341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MBOTTO GIUSEPP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4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GIOVANNI (PER PAGAMENT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5155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MAURO (PER PAGAMENTI TI DICE DI PARLARE CON GIOVANN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5155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9-97728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9-7989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9-97721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OLINI S.R.L.</text:p>
          </table:table-cell>
          <table:table-cell table:style-name="ce1" office:value-type="string" calcext:value-type="string">
            <text:p>CLAUDIO TONOLI AMMINISTRATO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858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3356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001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CLEMENT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125884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6365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131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131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ABITAZIONE GIORG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42-429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42-429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OBOLETTI AFRO (MARCH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2941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OBOLETTI AFRO (MARCHE)</text:p>
          </table:table-cell>
          <table:table-cell table:style-name="ce1" office:value-type="string" calcext:value-type="string">
            <text:p>UFFICIO: PIER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6595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00549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UAR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45052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9-99037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9-59832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GASTRONOMICA FRESSCOTT SRL</text:p>
          </table:table-cell>
          <table:table-cell table:style-name="ce1" office:value-type="string" calcext:value-type="string">
            <text:p>ZOIA 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610777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FRESSCOT@ALICE.IT" xlink:type="simple">FRESSCOT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MARCO TAGLIAFERRI (COMPRATO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93-9497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7-923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LIVER DI SIGNORINI LUCIANO (MACCHINE AGRICOLE)</text:p>
          </table:table-cell>
          <table:table-cell table:style-name="ce1" office:value-type="string" calcext:value-type="string">
            <text:p>LUC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4184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OSCA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862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CONSALTER VALTE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8019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2-15000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BT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3-3706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BTR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4699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RISTOFOLI TOMA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85057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D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8355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 X FOGNATUURE (DETTO: GIGI MER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97648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GIRONDA (ECO SANITAS)</text:p>
          </table:table-cell>
          <table:table-cell table:style-name="ce1" office:value-type="string" calcext:value-type="string">
            <text:p>PER RIFIUTI CONTENITORI FITOFARMAC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2055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GIRONDA (ECO SANITAS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7440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MANTOVANELLI MARIO ATTREZZI AGRICOLI</text:p>
          </table:table-cell>
          <table:table-cell table:style-name="ce1" office:value-type="string" calcext:value-type="string">
            <text:p>ISAC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58499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ICOLA CAPASSO SRL</text:p>
          </table:table-cell>
          <table:table-cell table:style-name="ce1" office:value-type="string" calcext:value-type="string">
            <text:p>PER PAGAMENTI SIG.RA “LAURA”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21-4573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ICOLA CAPASS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21-4910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ICOLA CAPASSO SRL</text:p>
          </table:table-cell>
          <table:table-cell table:style-name="ce1" office:value-type="string" calcext:value-type="string">
            <text:p>TITOLARE: 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621557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RUTTICOLA CAPASS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.ortocapasso@virgilio.it" xlink:type="simple">info.ortocapasso@virgili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RUTTICOLA CAPASSO SRL</text:p>
          </table:table-cell>
          <table:table-cell table:style-name="ce1"/>
          <table:table-cell table:style-name="ce1" office:value-type="string" calcext:value-type="string">
            <text:p>MAIL PEC</text:p>
          </table:table-cell>
          <table:table-cell table:style-name="ce9" office:value-type="string" calcext:value-type="string">
            <text:p><text:a xlink:href="mailto:ortocapasso@pec.it" xlink:type="simple">ortocapasso@pec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1-0640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FRUMA SRL (BOL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71-0640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HELMUT (PER ORDIN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1-0640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GIUSEPPE (PER ORDIN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1-0640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SEDE LEGAL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7-3842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SEDE LEGALE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47-631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AUZIO VENDITO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6362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7-3120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47-312077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nemafrut.mercato@alice.it" xlink:type="simple">nemafrut.mercato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AURIZIO VENDITORE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maurizio.mantegoli@tin.it" xlink:type="simple">maurizio.mantegoli@t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SEDE LEGALE</text:p>
          </table:table-cell>
          <table:table-cell table:style-name="ce1" office:value-type="string" calcext:value-type="string">
            <text:p>PEC</text:p>
          </table:table-cell>
          <table:table-cell table:style-name="ce9" office:value-type="string" calcext:value-type="string">
            <text:p><text:a xlink:href="mailto:nemafrutsrl@pec.it" xlink:type="simple">nemafrutsrl@pec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DUE ERR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76284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DUE ERRE (POSTEGGIO PADOVA)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76284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DUE ERRE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15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INDIANI GIMMI PER CAMPI</text:p>
          </table:table-cell>
          <table:table-cell table:style-name="ce7" office:value-type="string" calcext:value-type="string">
            <text:p><text:s/>(FACCIONI TECNICO DI MORATEL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5049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TO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7-31666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JESS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19122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JESSI 2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51-046788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LATONIERE PER CANALI - GIUSEPPE</text:p>
          </table:table-cell>
          <table:table-cell table:style-name="ce8" office:value-type="string" calcext:value-type="string">
            <text:p>CHAMATO GIMMI IL 29/01/2015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1885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ALEACOM (BG BERGAMO)</text:p>
          </table:table-cell>
          <table:table-cell table:style-name="ce1" office:value-type="string" calcext:value-type="string">
            <text:p>DITTA SERIA CHE PAGA 60 GG -DATO NUMERO BRESCIA</text:p>
          </table:table-cell>
          <table:table-cell table:style-name="ce1"/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MBIN STEFANO (LAVORAVA PER FORNARI?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36391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436371</text:p>
          </table:table-cell>
          <table:table-cell table:style-name="ce1" table:number-columns-repeated="249"/>
          <table:table-cell table:number-columns-repeated="769"/>
        </table:table-row>
        <table:table-row table:style-name="ro2" table:number-rows-repeated="30158">
          <table:table-cell table:style-name="ce1" table:number-columns-repeated="3"/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2" table:number-rows-repeated="101661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5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5">
          <table:table-cell table:number-columns-repeated="256"/>
        </table:table-row>
      </table:table>
      <table:named-expressions>
        <table:named-range table:name="Excel_BuiltIn_Print_Area_1" table:base-cell-address="$Foglio1.$A$1" table:cell-range-address="$Foglio1.$A$2:.$D$1131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1:Foglio1.AMJ1048576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Tahoma1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  </number:text>
    </number:number-style>
    <number:number-style style:name="N106">
      <number:text>-</number:text>
      <number:number number:decimal-places="0" number:min-integer-digits="1" number:grouping="true"/>
      <number:text>   </number:text>
      <style:map style:condition="value()&gt;=0" style:apply-style-name="N106P0"/>
    </number:number-style>
    <number:number-style style:name="N108P0" style:volatile="true">
      <number:number number:decimal-places="2" number:min-integer-digits="1" number:grouping="true"/>
      <number:text>   </number:text>
    </number:number-style>
    <number:number-style style:name="N108">
      <number:text>-</number:text>
      <number:number number:decimal-places="2" number:min-integer-digits="1" number:grouping="true"/>
      <number:text>   </number:text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number-style style:name="N110">
      <number:scientific-number number:decimal-places="1" number:min-integer-digits="1" number:min-exponent-digits="1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-€ 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-€ 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text> € </number:text>
      <number:number number:decimal-places="0" number:min-integer-digits="1" number:grouping="true"/>
      <number:text> </number:text>
    </number:number-style>
    <number:number-style style:name="N118P1" style:volatile="true">
      <number:text>-€ </number:text>
      <number:number number:decimal-places="0" number:min-integer-digits="1" number:grouping="true"/>
      <number:text> </number:text>
    </number:number-style>
    <number:number-style style:name="N118P2" style:volatile="true">
      <number:text> €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€ </number:text>
      <number:number number:decimal-places="2" number:min-integer-digits="1" number:grouping="true"/>
      <number:text> </number:text>
    </number:number-style>
    <number:number-style style:name="N126P1" style:volatile="true">
      <number:text>-€ </number:text>
      <number:number number:decimal-places="2" number:min-integer-digits="1" number:grouping="true"/>
      <number:text> </number:text>
    </number:number-style>
    <number:number-style style:name="N126P2" style:volatile="true">
      <number:text> €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L. </number:text>
      <number:number number:decimal-places="0" number:min-integer-digits="1" number:grouping="true"/>
    </number:number-style>
    <number:number-style style:name="N132">
      <number:text>-L. 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L. </number:text>
      <number:number number:decimal-places="2" number:min-integer-digits="1" number:grouping="true"/>
    </number:number-style>
    <number:number-style style:name="N134">
      <number:text>-L. </number:text>
      <number:number number:decimal-places="2" number:min-integer-digits="1" number:grouping="true"/>
      <style:map style:condition="value()&gt;=0" style:apply-style-name="N134P0"/>
    </number:number-style>
    <number:number-style style:name="N138P0" style:volatile="true">
      <number:text> L. </number:text>
      <number:number number:decimal-places="0" number:min-integer-digits="1" number:grouping="true"/>
      <number:text> </number:text>
    </number:number-style>
    <number:number-style style:name="N138P1" style:volatile="true">
      <number:text>-L. </number:text>
      <number:number number:decimal-places="0" number:min-integer-digits="1" number:grouping="true"/>
      <number:text> </number:text>
    </number:number-style>
    <number:number-style style:name="N138P2" style:volatile="true">
      <number:text> L.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L. </number:text>
      <number:number number:decimal-places="2" number:min-integer-digits="1" number:grouping="true"/>
      <number:text> </number:text>
    </number:number-style>
    <number:number-style style:name="N142P1" style:volatile="true">
      <number:text>-L. </number:text>
      <number:number number:decimal-places="2" number:min-integer-digits="1" number:grouping="true"/>
      <number:text> </number:text>
    </number:number-style>
    <number:number-style style:name="N142P2" style:volatile="true">
      <number:text> L.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Sì</number:text>
    </number:number-style>
    <number:number-style style:name="N144P1" style:volatile="true">
      <number:text>Sì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Vero</number:text>
    </number:number-style>
    <number:number-style style:name="N146P1" style:volatile="true">
      <number:text>Vero</number:text>
    </number:number-style>
    <number:number-style style:name="N146">
      <number:text>Fals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ttivo</number:text>
    </number:number-style>
    <number:number-style style:name="N148P1" style:volatile="true">
      <number:text>Attivo</number:text>
    </number:number-style>
    <number:number-style style:name="N148">
      <number:text>Disattivo</number:text>
      <style:map style:condition="value()&gt;0" style:apply-style-name="N148P0"/>
      <style:map style:condition="value()&lt;0" style:apply-style-name="N148P1"/>
    </number:number-style>
    <number:date-style style:name="N10110" number:language="ja" number:country="JP">
      <number:day/>
      <number:text>/</number:text>
      <number:month/>
      <number:text>/</number:text>
      <number:year/>
    </number:date-style>
    <number:date-style style:name="N1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3" number:language="ja" number:country="JP">
      <number:month/>
      <number:text>月</number:text>
      <number:day/>
      <number:text>日</number:text>
    </number:date-style>
    <number:date-style style:name="N1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09.99mm" fo:page-height="296.99mm" style:num-format="1" style:print-orientation="portrait" fo:margin-top="10mm" fo:margin-bottom="10mm" fo:margin-left="10mm" fo:margin-right="10mm" fo:background-color="transparent" style:print-page-order="ttb" style:first-page-number="continue" style:scale-to="84%" style:writing-mode="lr-tb" style:print="charts drawings grid objects zero-value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7.51mm" fo:margin-left="0mm" fo:margin-right="0mm" fo:margin-bottom="12.7mm"/>
      </style:header-style>
      <style:footer-style>
        <style:header-footer-properties fo:min-height="7.51mm" fo:margin-left="0mm" fo:margin-right="0mm" fo:margin-top="12.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 style:data-style-name="N2" text:time-value="11:36:47.453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Windows_x86 LibreOffice_project/de093506bcdc5fafd9023ee680b8c60e3e0645d7</meta:generator>
    <meta:creation-date>2006-08-22T11:19:42</meta:creation-date>
    <dc:date>2015-02-05T12:03:18.453000000</dc:date>
    <meta:editing-cycles>173</meta:editing-cycles>
    <meta:editing-duration>P1DT7H54M57S</meta:editing-duration>
    <meta:print-date>2011-04-05T12:02:08.39</meta:print-date>
    <meta:document-statistic meta:table-count="3" meta:cell-count="6562" meta:object-count="0"/>
    <meta:user-defined meta:name="Info 1"/>
    <meta:user-defined meta:name="Info 2"/>
    <meta:user-defined meta:name="Info 3"/>
    <meta:user-defined meta:name="Info 4"/>
  </office:meta>
</office:document-meta>
</file>